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1478426" text:style-name="WWNum1">
        <text:list-item>
          <text:p text:style-name="P2">Предметная область</text:p>
        </text:list-item>
      </text:list>
      <text:p text:style-name="P3">Рынок криптовалют крайне изменчив, курсы криптовалют к фиатным деньгам (деньгам, которыми мы пользуемся в обычной жизни) могут сильно меняться даже на протяжении одного дня, поэтому зачастую трудно сказать, какое количество денег доступно владельцу криптовалюты в данный момент. В связи с владением криптовалютой также встаёт вопрос о хранении закрытых и открытых ключей от кошельков, которые являются не созданным, например, по мнемоническому правилу паролем, а случайно сгенерированным хэшем, чрезвычайно трудным для запоминания человеком. По этой причине, на данный момент (по имеющейся статистике) не менее 4 млн биткоинов утеряны навсегда ввиду человеческой забывчивости. </text:p>
      <text:p text:style-name="P4"/>
      <text:list xml:id="list55821208807360" text:continue-numbering="true" text:style-name="WWNum1">
        <text:list-item>
          <text:p text:style-name="P1">Известные проблемы предметной области </text:p>
        </text:list-item>
      </text:list>
      <text:p text:style-name="P5">Исходя из вышесказанного, у владельца криптокошельков возникает неуверенность в актуальном количестве доступных денег в фиатном выражении. Это может привести к тому, что в самый неподходящий момент пользователь не сможет оплатить покупку или услугу. Помимо этого, определённую трудность для человека представляет управление информацией о криптокошельке, особенно в случаях, когда их несколько, что может привести к необратимой потере кошелька и, как следствие, всех средств на нём.<text:line-break/></text:p>
      <text:list xml:id="list55821118213892" text:continue-numbering="true" text:style-name="WWNum1">
        <text:list-item>
          <text:p text:style-name="P1">Предлагаемое решение</text:p>
        </text:list-item>
      </text:list>
      <text:p text:style-name="P3">Приложение, предназначенное для управления и отслеживания баланса всех доступных пользователю криптокошельков и для удобного хранения ключей от них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83" meta:character-count="1390" meta:non-whitespace-character-count="1212"/>
    <meta:generator>LibreOfficeDev/6.0.5.2$Linux_X86_64 LibreOffice_project/</meta:generator>
  </office:meta>
</office:document-meta>
</file>